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focus of attention in these practices of the self is the point where the ills of the body and those of the soul can communicate with one another and exchange their distresses 56</text:p>
      <text:p text:style-name="Standard">The practice of the self implies that one should form the image of oneself not simply as an imperfect, ignorant individual who requires correction, training, and instruction, but as one who suffers from certain ills and who needs to have them treated, either by oneself or by someone who has the necessary competence <text:reference-mark-start text:name="ZOTERO_ITEM {&quot;citationItems&quot;:[{&quot;locator&quot;:&quot;57&quot;,&quot;uri&quot;:[&quot;http://zotero.org/users/29527/items/HNR3BJZD&quot;]}]} RNDXY86OvWEqj"/>(Foucault 1988, 57)<text:reference-mark-end text:name="ZOTERO_ITEM {&quot;citationItems&quot;:[{&quot;locator&quot;:&quot;57&quot;,&quot;uri&quot;:[&quot;http://zotero.org/users/29527/items/HNR3BJZD&quot;]}]} RNDXY86OvWEq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09-06-24T10:06:39.69</meta:creation-date>
    <dc:date>2009-06-24T10:11:48.32</dc:date>
    <dc:creator>abm </dc:creator>
    <meta:editing-duration>PT00H05M08S</meta:editing-duration>
    <meta:editing-cycles>2</meta:editing-cycles>
    <meta:generator>OpenOffice.org/3.1$Win32 OpenOffice.org_project/310m11$Build-9399</meta:generator>
    <meta:document-statistic meta:table-count="0" meta:image-count="0" meta:object-count="0" meta:page-count="1" meta:paragraph-count="2" meta:word-count="90" meta:character-count="520"/>
    <meta:user-defined meta:name="Info 1"/>
    <meta:user-defined meta:name="Info 2"/>
    <meta:user-defined meta:name="Info 3"/>
    <meta:user-defined meta:name="Info 4"/>
    <meta:user-defined meta:name="ZOTERO_PREF_1">uWG80zIh:http:://www.zotero.org/styles/chicago-author-date:in-text:1:0:0</meta:user-defined>
  </office:meta>
</office:document-meta>
</file>